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language="en" fo:country="US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2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font-size="18pt" fo:language="en" fo:country="US" fo:font-weight="bold" style:letter-kerning="false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 fo:hyphenate="true"/>
    </style:style>
    <style:style style:name="P3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hyphenate="true"/>
    </style:style>
    <style:style style:name="P4" style:family="paragraph" style:parent-style-name="Normal" style:master-page-name="MP0">
      <style:paragraph-properties fo:margin-top="0.176cm" fo:margin-bottom="0.176cm" style:contextual-spacing="false" fo:orphans="2" fo:widows="2" fo:hyphenation-ladder-count="no-limit" style:page-number="auto" fo:break-before="page" style:vertical-align="auto"/>
      <style:text-properties fo:font-size="24pt" fo:language="en" fo:country="US" fo:font-weight="bold" style:letter-kerning="true" style:font-name-asian="Times New Roman" style:font-size-asian="24pt" style:language-asian="en" style:country-asian="US" style:font-weight-asian="bold" style:font-name-complex="Times New Roman" style:font-size-complex="24pt" style:language-complex="ar" style:country-complex="SA" style:font-weight-complex="bold" fo:hyphenate="true"/>
    </style:style>
    <style:style style:name="P5" style:family="paragraph" style:parent-style-name="Normal" style:list-style-name="L1">
      <style:paragraph-properties fo:margin-top="0.176cm" fo:margin-bottom="0.176cm" style:contextual-spacing="false" fo:orphans="2" fo:widows="2" fo:hyphenation-ladder-count="no-limit" style:vertical-align="auto"/>
      <style:text-properties fo:language="en" fo:country="US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6" style:family="paragraph" style:parent-style-name="Normal" style:list-style-name="L1">
      <style:paragraph-properties fo:margin-top="0.176cm" fo:margin-bottom="0.176cm" style:contextual-spacing="false" fo:orphans="2" fo:widows="2" fo:hyphenation-ladder-count="no-limit" style:vertical-align="auto"/>
      <style:text-properties fo:hyphenate="true"/>
    </style:style>
    <style:style style:name="P7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font-size="18pt" fo:language="en" fo:country="US" fo:font-weight="bold" style:letter-kerning="false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 fo:hyphenate="true"/>
    </style:style>
    <style:style style:name="T1" style:family="text">
      <style:text-properties fo:language="en" fo:country="US" style:letter-kerning="false" style:font-name-asian="Times New Roman" style:language-asian="en" style:country-asian="US" style:font-name-complex="Times New Roman" style:language-complex="ar" style:country-complex="SA"/>
    </style:style>
    <style:style style:name="T2" style:family="text">
      <style:text-properties fo:language="en" fo:country="US" fo:font-weight="bold" style:letter-kerning="false" style:font-name-asian="Times New Roman" style:language-asian="en" style:country-asian="US" style:font-weight-asian="bold" style:font-name-complex="Times New Roman" style:language-complex="ar" style:country-complex="SA" style:font-weight-complex="bold"/>
    </style:style>
    <style:style style:name="T3" style:family="text">
      <style:text-properties fo:language="en" fo:country="US" fo:font-style="italic" style:letter-kerning="false" style:font-name-asian="Times New Roman" style:language-asian="en" style:country-asian="US" style:font-style-asian="italic" style:font-name-complex="Times New Roman" style:language-complex="ar" style:country-complex="SA" style:font-style-complex="italic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6"/>Why Use a Version Control System?</text:p>
      <text:p text:style-name="P1">There are many benefits of using a version control system for your projects. This chapter explains some of them in detail.</text:p>
      <text:p text:style-name="P2">Collaboration</text:p>
      <text:p text:style-name="P3"><text:span text:style-name="Default_20_Paragraph_20_Font"><text:span text:style-name="T1">Without a VCS in place, you're probably working together in a shared folder on the same set of files. Shouting through the office that </text:span></text:span><text:span text:style-name="Default_20_Paragraph_20_Font"><text:span text:style-name="T2">you</text:span></text:span><text:span text:style-name="Default_20_Paragraph_20_Font"><text:span text:style-name="T1"> are currently working on file "xyz" and that, meanwhile, your teammates should keep their fingers off is not an acceptable workflow. It's extremely error-prone as you're essentially doing open-heart surgery all the time: sooner or later, someone will overwrite someone else's changes.</text:span></text:span></text:p>
      <text:p text:style-name="P3"><text:span text:style-name="Default_20_Paragraph_20_Font"><text:span text:style-name="T1">With a VCS, everybody on the team is able to work absolutely freely - on </text:span></text:span><text:span text:style-name="Default_20_Paragraph_20_Font"><text:span text:style-name="T3">any</text:span></text:span><text:span text:style-name="Default_20_Paragraph_20_Font"><text:span text:style-name="T1"> file at </text:span></text:span><text:span text:style-name="Default_20_Paragraph_20_Font"><text:span text:style-name="T3">any</text:span></text:span><text:span text:style-name="Default_20_Paragraph_20_Font"><text:span text:style-name="T1"> time. The VCS will later allow you to merge all the changes into a common version. There's no question where the latest version of a file or the whole project is. It's in a common, central place: your version control system.</text:span></text:span></text:p>
      <text:p text:style-name="P1">Other benefits of using a VCS are even independent of working in a team or on your own.</text:p>
      <text:p text:style-name="P2">Storing Versions (Properly)</text:p>
      <text:p text:style-name="P1">Saving a version of your project after making changes is an essential habit. But without a VCS, this becomes tedious and confusing very quickly:</text:p>
      <text:list xml:id="list3678210131688740082" text:style-name="L1">
        <text:list-item>
          <text:p text:style-name="P5">How much do you save? Only the changed files or the complete project? In the first case, you'll have a hard time viewing the complete project at any point in time - in the latter case, you'll have huge amounts of unnecessary data lying on your hard drive.</text:p>
        </text:list-item>
        <text:list-item>
          <text:p text:style-name="P6"><text:span text:style-name="Default_20_Paragraph_20_Font"><text:span text:style-name="T1">How do you name these versions? If you're a very organized person, you might be able to stick to an actually comprehensible naming scheme (if you're happy with "acme-inc-redesign-2013-11-12-v23"). However, as soon as it comes to variants (say, you need to prepare one version </text:span></text:span><text:span text:style-name="Default_20_Paragraph_20_Font"><text:span text:style-name="T3">with</text:span></text:span><text:span text:style-name="Default_20_Paragraph_20_Font"><text:span text:style-name="T1"> the header area and one without it), chances are good you'll eventually lose track.</text:span></text:span></text:p>
        </text:list-item>
        <text:list-item>
          <text:p text:style-name="P5">The most important question, however, is probably this one: How do you know what exactly is different in these versions? Very few people actually take the time to carefully document each important change and include this in a README file in the project folder.</text:p>
        </text:list-item>
      </text:list>
      <text:p text:style-name="P3"><text:span text:style-name="Default_20_Paragraph_20_Font"><text:span text:style-name="T1">A version control system acknowledges that there is only </text:span></text:span><text:span text:style-name="Default_20_Paragraph_20_Font"><text:span text:style-name="T3">one</text:span></text:span><text:span text:style-name="Default_20_Paragraph_20_Font"><text:span text:style-name="T1"> project. Therefore, there's only the one version on your disk that you're currently working on. Everything else - all the past versions and variants - are neatly packed up inside the VCS. When you need it, you can request any version at any time and you'll have a snapshot of the complete project right at hand.</text:span></text:span></text:p>
      <text:p text:style-name="P2">Restoring Previous Versions</text:p>
      <text:p text:style-name="P3"><text:span text:style-name="Default_20_Paragraph_20_Font"><text:span text:style-name="T1">Being able to restore older versions of a file (or even the whole project) effectively means one thing: you can't mess up! If the changes you've made lately prove to be garbage, you can simply undo them in a few clicks. Knowing this should make you a lot more relaxed when working on important bits of a project.</text:span></text:span></text:p>
      <text:p text:style-name="P2"/>
      <text:p text:style-name="P2"><text:soft-page-break/>Understanding What Happened</text:p>
      <text:p text:style-name="P3"><text:span text:style-name="Default_20_Paragraph_20_Font"><text:span text:style-name="T1">Every time you save a new version of your project, your VCS requires you to provide a short description of what was changed. Additionally (if it's a code / text file), you can see what exactly was changed in the file's content. This helps you understand how your project evolved between versions.</text:span></text:span></text:p>
      <text:p text:style-name="P2">Backup</text:p>
      <text:p text:style-name="P1">A side-effect of using a distributed VCS like Git is that it can act as a backup; every team member has a full-blown version of the project on his disk - including the project's complete history. Should your beloved central server break down (and your backup drives fail), all you need for recovery is one of your teammates' local Git reposito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orphans="2" fo:widows="2" fo:hyphenation-ladder-count="no-limit" style:vertical-align="auto"/>
      <style:text-properties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style:contextual-spacing="false" fo:orphans="2" fo:widows="2" fo:hyphenation-ladder-count="no-limit" style:vertical-align="auto"/>
      <style:text-properties fo:font-size="18pt" fo:language="en" fo:country="US" fo:font-weight="bold" style:letter-kerning="false" style:font-name-asian="Times New Roman" style:font-family-asian="'Times New Roman'" style:font-family-generic-asian="roman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language="en" fo:country="US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Heading_20_2_20_Char" style:display-name="Heading 2 Char" style:family="text" style:parent-style-name="Default_20_Paragraph_20_Font">
      <style:text-properties fo:font-size="18pt" fo:language="en" fo:country="US" fo:font-weight="bold" style:letter-kerning="false" style:font-name-asian="Times New Roman" style:font-family-asian="'Times New Roman'" style:font-family-generic-asian="roman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9-04-16T11:32:00Z</meta:creation-date>
    <dc:date>2017-12-28T15:06:38.426729607</dc:date>
    <meta:editing-cycles>4</meta:editing-cycles>
    <meta:editing-duration>PT1M</meta:editing-duration>
    <meta:document-statistic meta:table-count="0" meta:image-count="0" meta:object-count="0" meta:page-count="2" meta:paragraph-count="18" meta:word-count="598" meta:character-count="3436" meta:non-whitespace-character-count="285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